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5365" officeooo:paragraph-rsid="00115365"/>
    </style:style>
    <style:style style:name="P2" style:family="paragraph" style:parent-style-name="Standard">
      <style:text-properties officeooo:rsid="00115365" officeooo:paragraph-rsid="001b6adc"/>
    </style:style>
    <style:style style:name="P3" style:family="paragraph" style:parent-style-name="Standard">
      <style:text-properties officeooo:rsid="0016ca21" officeooo:paragraph-rsid="0016ca21"/>
    </style:style>
    <style:style style:name="P4" style:family="paragraph" style:parent-style-name="Standard">
      <style:text-properties fo:font-style="italic" officeooo:rsid="00115365" officeooo:paragraph-rsid="00195ed5" style:font-style-asian="italic" style:font-style-complex="italic"/>
    </style:style>
    <style:style style:name="P5" style:family="paragraph" style:parent-style-name="Standard">
      <style:text-properties fo:font-style="italic" officeooo:rsid="00115365" officeooo:paragraph-rsid="001979c8" style:font-style-asian="italic" style:font-style-complex="italic"/>
    </style:style>
    <style:style style:name="P6" style:family="paragraph" style:parent-style-name="Standard">
      <style:text-properties fo:font-style="italic" officeooo:paragraph-rsid="00195ed5" style:font-style-asian="italic" style:font-style-complex="italic"/>
    </style:style>
    <style:style style:name="P7" style:family="paragraph" style:parent-style-name="Standard">
      <style:text-properties fo:font-style="italic" officeooo:rsid="0016ca21" officeooo:paragraph-rsid="0016ca21" style:font-style-asian="italic" style:font-style-complex="italic"/>
    </style:style>
    <style:style style:name="P8" style:family="paragraph" style:parent-style-name="Standard">
      <style:text-properties fo:font-style="italic" officeooo:rsid="002d8c15" officeooo:paragraph-rsid="002d8c15" style:font-style-asian="italic" style:font-style-complex="italic"/>
    </style:style>
    <style:style style:name="P9" style:family="paragraph" style:parent-style-name="Standard" style:list-style-name="L1">
      <style:text-properties officeooo:paragraph-rsid="0013c6fa"/>
    </style:style>
    <style:style style:name="P10" style:family="paragraph" style:parent-style-name="Standard" style:list-style-name="L1">
      <style:text-properties officeooo:paragraph-rsid="00375f8d"/>
    </style:style>
    <style:style style:name="P11" style:family="paragraph" style:parent-style-name="Standard" style:list-style-name="L1">
      <style:text-properties officeooo:rsid="00115365" officeooo:paragraph-rsid="00115365"/>
    </style:style>
    <style:style style:name="P12" style:family="paragraph" style:parent-style-name="Standard">
      <style:text-properties officeooo:rsid="00115365" officeooo:paragraph-rsid="00115365"/>
    </style:style>
    <style:style style:name="P13" style:family="paragraph" style:parent-style-name="Standard" style:list-style-name="L3">
      <style:text-properties officeooo:rsid="00115365" officeooo:paragraph-rsid="00115365"/>
    </style:style>
    <style:style style:name="P14" style:family="paragraph" style:parent-style-name="Standard" style:list-style-name="L4">
      <style:text-properties officeooo:rsid="00115365" officeooo:paragraph-rsid="00115365"/>
    </style:style>
    <style:style style:name="P15" style:family="paragraph" style:parent-style-name="Standard">
      <style:text-properties officeooo:rsid="00115365" officeooo:paragraph-rsid="001cbaa0"/>
    </style:style>
    <style:style style:name="P16" style:family="paragraph" style:parent-style-name="Standard">
      <style:text-properties officeooo:rsid="00115365" officeooo:paragraph-rsid="00461af1"/>
    </style:style>
    <style:style style:name="P17" style:family="paragraph" style:parent-style-name="Standard" style:list-style-name="L2">
      <style:text-properties officeooo:paragraph-rsid="0017d3a2"/>
    </style:style>
    <style:style style:name="P18" style:family="paragraph" style:parent-style-name="Standard" style:list-style-name="L2">
      <style:text-properties officeooo:rsid="001f229e" officeooo:paragraph-rsid="001f229e"/>
    </style:style>
    <style:style style:name="P19" style:family="paragraph" style:parent-style-name="Standard" style:list-style-name="L3">
      <style:text-properties officeooo:paragraph-rsid="00115365"/>
    </style:style>
    <style:style style:name="P20" style:family="paragraph" style:parent-style-name="Standard">
      <style:text-properties officeooo:rsid="0030e384" officeooo:paragraph-rsid="00115365"/>
    </style:style>
    <style:style style:name="P21" style:family="paragraph" style:parent-style-name="Standard" style:list-style-name="L6">
      <style:text-properties officeooo:paragraph-rsid="001cbaa0"/>
    </style:style>
    <style:style style:name="P22" style:family="paragraph" style:parent-style-name="Standard" style:list-style-name="L7">
      <style:text-properties officeooo:paragraph-rsid="001cbaa0"/>
    </style:style>
    <style:style style:name="P23" style:family="paragraph" style:parent-style-name="Standard" style:list-style-name="L7">
      <style:text-properties officeooo:rsid="001cbaa0" officeooo:paragraph-rsid="001cbaa0"/>
    </style:style>
    <style:style style:name="P24" style:family="paragraph" style:parent-style-name="Standard">
      <style:text-properties fo:font-style="italic" fo:font-weight="bold" officeooo:rsid="0016ca21" officeooo:paragraph-rsid="0036faaa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font-style="normal" fo:font-weight="normal" officeooo:rsid="003528dc" officeooo:paragraph-rsid="003528dc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weight="bold" officeooo:rsid="00115365" officeooo:paragraph-rsid="00115365" style:font-weight-asian="bold" style:font-weight-complex="bold"/>
    </style:style>
    <style:style style:name="P27" style:family="paragraph" style:parent-style-name="Standard">
      <style:text-properties fo:font-weight="normal" officeooo:rsid="0016ca21" officeooo:paragraph-rsid="0016ca21" style:font-weight-asian="normal" style:font-weight-complex="normal"/>
    </style:style>
    <style:style style:name="P28" style:family="paragraph" style:parent-style-name="Standard" style:list-style-name="L7">
      <style:text-properties officeooo:rsid="0036faaa" officeooo:paragraph-rsid="0036faaa"/>
    </style:style>
    <style:style style:name="P29" style:family="paragraph" style:parent-style-name="Standard" style:list-style-name="L3">
      <style:text-properties officeooo:rsid="003951b0" officeooo:paragraph-rsid="003951b0"/>
    </style:style>
    <style:style style:name="P30" style:family="paragraph" style:parent-style-name="Standard" style:list-style-name="L3">
      <style:text-properties officeooo:rsid="003e41a4" officeooo:paragraph-rsid="003e41a4"/>
    </style:style>
    <style:style style:name="P31" style:family="paragraph" style:parent-style-name="Standard">
      <style:text-properties officeooo:paragraph-rsid="001cbaa0"/>
    </style:style>
    <style:style style:name="P32" style:family="paragraph" style:parent-style-name="Standard" style:list-style-name="L7">
      <style:text-properties officeooo:rsid="00461af1" officeooo:paragraph-rsid="00461af1"/>
    </style:style>
    <style:style style:name="T1" style:family="text">
      <style:text-properties officeooo:rsid="0012d46e"/>
    </style:style>
    <style:style style:name="T2" style:family="text">
      <style:text-properties officeooo:rsid="0013c6fa"/>
    </style:style>
    <style:style style:name="T3" style:family="text">
      <style:text-properties officeooo:rsid="0017d3a2"/>
    </style:style>
    <style:style style:name="T4" style:family="text">
      <style:text-properties officeooo:rsid="001979c8"/>
    </style:style>
    <style:style style:name="T5" style:family="text">
      <style:text-properties officeooo:rsid="001b6adc"/>
    </style:style>
    <style:style style:name="T6" style:family="text">
      <style:text-properties officeooo:rsid="001cbaa0"/>
    </style:style>
    <style:style style:name="T7" style:family="text">
      <style:text-properties officeooo:rsid="001e13f8"/>
    </style:style>
    <style:style style:name="T8" style:family="text">
      <style:text-properties officeooo:rsid="0022da7b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4609b" style:font-style-asian="italic" style:font-style-complex="italic"/>
    </style:style>
    <style:style style:name="T11" style:family="text">
      <style:text-properties fo:font-style="italic" officeooo:rsid="003528dc" style:font-style-asian="italic" style:font-style-complex="italic"/>
    </style:style>
    <style:style style:name="T12" style:family="text">
      <style:text-properties fo:font-style="italic" officeooo:rsid="0045004d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officeooo:rsid="00248ea1"/>
    </style:style>
    <style:style style:name="T15" style:family="text">
      <style:text-properties officeooo:rsid="0027e36b"/>
    </style:style>
    <style:style style:name="T16" style:family="text">
      <style:text-properties officeooo:rsid="002abeca"/>
    </style:style>
    <style:style style:name="T17" style:family="text">
      <style:text-properties officeooo:rsid="002f1ff8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375f8d"/>
    </style:style>
    <style:style style:name="T20" style:family="text">
      <style:text-properties officeooo:rsid="00384d28"/>
    </style:style>
    <style:style style:name="T21" style:family="text">
      <style:text-properties officeooo:rsid="003951b0"/>
    </style:style>
    <style:style style:name="T22" style:family="text">
      <style:text-properties officeooo:rsid="003b1938"/>
    </style:style>
    <style:style style:name="T23" style:family="text">
      <style:text-properties officeooo:rsid="003b72a8"/>
    </style:style>
    <style:style style:name="T24" style:family="text">
      <style:text-properties officeooo:rsid="003d0411"/>
    </style:style>
    <style:style style:name="T25" style:family="text">
      <style:text-properties officeooo:rsid="003ed7b3"/>
    </style:style>
    <style:style style:name="T26" style:family="text">
      <style:text-properties officeooo:rsid="003f8475"/>
    </style:style>
    <style:style style:name="T27" style:family="text">
      <style:text-properties officeooo:rsid="003fbb38"/>
    </style:style>
    <style:style style:name="T28" style:family="text">
      <style:text-properties officeooo:rsid="0040e421"/>
    </style:style>
    <style:style style:name="T29" style:family="text">
      <style:text-properties officeooo:rsid="0042579c"/>
    </style:style>
    <style:style style:name="T30" style:family="text">
      <style:text-properties officeooo:rsid="00461af1"/>
    </style:style>
    <style:style style:name="T31" style:family="text">
      <style:text-properties officeooo:rsid="00461fb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---------------------------------------------------------------------</text:p>
      <text:p text:style-name="P1"/>
      <text:p text:style-name="P1"><text:s text:c="8"/><text:span text:style-name="T4">FULL</text:span> BOM:</text:p>
      <text:p text:style-name="P1"/>
      <text:p text:style-name="P1">- - - - - - - - - - - - - - - - - - - - - - - - - - - - - - - - - - -</text:p>
      <text:p text:style-name="P1">Drive train: </text:p>
      <text:p text:style-name="P1"><text:tab/><text:span text:style-name="T9">Drive shaft</text:span></text:p>
      <text:p text:style-name="P1"><text:tab/><text:span text:style-name="T9">Shaft coupling</text:span></text:p>
      <text:p text:style-name="P25"/>
      <text:p text:style-name="P25">Rudder Mount: </text:p>
      <text:p text:style-name="P1"><text:tab/><text:span text:style-name="T12">Off-the-shelf</text:span></text:p>
      <text:p text:style-name="P1"><text:span text:style-name="T12"><text:tab/>Bolt area expansion (as needed) onto assembly</text:span></text:p>
      <text:p text:style-name="P1"><text:tab/></text:p>
      <text:p text:style-name="P1"><text:span text:style-name="T18">Power</text:span>:</text:p>
      <text:p text:style-name="P26"><text:tab/><text:span text:style-name="T9">Battery</text:span></text:p>
      <text:p text:style-name="P26"><text:tab/><text:span text:style-name="T9">Buck Converter</text:span></text:p>
      <text:p text:style-name="P26"><text:tab/><text:span text:style-name="T9">A handful of meters of insulated wire</text:span></text:p>
      <text:p text:style-name="P26"><text:tab/><text:span text:style-name="T9">Battery plug </text:span><text:span text:style-name="T10">interfaces</text:span></text:p>
      <text:p text:style-name="P1"><text:tab/></text:p>
      <text:p text:style-name="P1"><text:span text:style-name="T18">Propulsion</text:span>:</text:p>
      <text:p text:style-name="P1"><text:tab/><text:span text:style-name="T13">Propeller</text:span></text:p>
      <text:p text:style-name="P1"><text:tab/><text:span text:style-name="T13">Motor</text:span><text:span text:style-name="T9"><text:tab/></text:span></text:p>
      <text:p text:style-name="P1"><text:tab/><text:span text:style-name="T13">Capacitor</text:span><text:span text:style-name="T9"> </text:span><text:span text:style-name="T10">(if needed?)</text:span></text:p>
      <text:p text:style-name="P1"/>
      <text:p text:style-name="P3">Body:</text:p>
      <text:p text:style-name="P3"><text:tab/><text:span text:style-name="T9">5” diameter PVC; 8’ length</text:span></text:p>
      <text:p text:style-name="P7"><text:tab/>24 bolts + washers (?) + nuts for mounting platform to islands</text:p>
      <text:p text:style-name="P24"><text:tab/>6 worm gear hose clamp for islands</text:p>
      <text:p text:style-name="P27"><text:tab/><text:span text:style-name="T3">2’x3’ body sheeting (material variable; corrosion-resistant, workable)</text:span></text:p>
      <text:p text:style-name="P3"><text:tab/></text:p>
      <text:p text:style-name="P1"/>
      <text:p text:style-name="P1">---------------------------------------------------------------------</text:p>
      <text:p text:style-name="P1"/>
      <text:p text:style-name="P1"><text:s text:c="8"/>MOTOR:</text:p>
      <text:p text:style-name="P5">Output 37.5W</text:p>
      <text:p text:style-name="P8">IP68 if <text:span text:style-name="T17">submerged</text:span></text:p>
      <text:p text:style-name="P1">- - - - - - - - - - - - - - - - - - - - - - - - - - - - - - - - - - -</text:p>
      <text:list text:style-name="L1">
        <text:list-item>
          <text:p text:style-name="P10"><text:a xlink:type="simple" xlink:href="https://www.aliexpress.com/item/1005004940789410.html?algo_exp_id=3d2c97c2-686d-4dfb-b8bd-1a1c86b624f0-2&amp;pdp_ext_f=%7B%22order%22%3A%2244%22%2C%22eval%22%3A%221%22%7D&amp;pdp_npi=4%40dis!CAD!10.59!10.59!!!7.43!7.43!%402103146c17445172406861555ee297!12000031094245093!sea!CA!1893346534!X&amp;curPageLogUid=DtrdQRAqCSCZ&amp;utparam-url=scene%3Asearch%7Cquery_from%3A" text:style-name="Internet_20_link" text:visited-style-name="Visited_20_Internet_20_Link"><text:span text:style-name="T19">$6 - RS550 – toothless driveshaft</text:span></text:a><text:span text:style-name="T19"> (best option)</text:span></text:p>
        </text:list-item>
        <text:list-item>
          <text:p text:style-name="P9"><text:a xlink:type="simple" xlink:href="https://www.aliexpress.com/item/1005003274705386.html?algo_exp_id=ef9541eb-bf3a-420a-96fe-011a17c7e986-10&amp;pdp_ext_f=%7B%22order%22%3A%2216%22%2C%22eval%22%3A%221%22%7D&amp;pdp_npi=4@dis!CAD!13.64!4." text:style-name="Internet_20_link" text:visited-style-name="Visited_20_Internet_20_Link"><text:span text:style-name="T2">~$15 - Motor option</text:span></text:a></text:p>
        </text:list-item>
        <text:list-item>
          <text:p text:style-name="P11"><text:a xlink:type="simple" xlink:href="https://www.foneacc-motion.com/Product/Johnson-Electric-RS-550-Motor-Replacement-Motor-12V-21000-RPM-High-Speed-550-555-Size-DC-Motor.html" text:style-name="Internet_20_link" text:visited-style-name="Visited_20_Internet_20_Link">RS550 VC</text:a></text:p>
        </text:list-item>
      </text:list>
      <text:p text:style-name="P1"/>
      <text:p text:style-name="P1">Ideal not not have <text:span text:style-name="T2">gear </text:span>spokes on motor – <text:span text:style-name="T14">cheaper to </text:span>buy shaft couplings in bulk; they will be needed to interface between propeller and commutator <text:span text:style-name="T14">anyway</text:span><text:span text:style-name="T15">s</text:span><text:span text:style-name="T14">. </text:span><text:span text:style-name="T15">M</text:span>ore efficient/practical than installing a 1:1 gear translator </text:p>
      <text:p text:style-name="P1"/>
      <text:p text:style-name="P1">---------------------------------------------------------------------</text:p>
      <text:p text:style-name="P1"/>
      <text:p text:style-name="P1"><text:s text:c="8"/><text:span text:style-name="T7">POWER</text:span>:</text:p>
      <text:p text:style-name="P6">12V </text:p>
      <text:p text:style-name="P1">- - - - - - - - - - - - - - - - - - - - - - - - - - - - - - - - - - -</text:p>
      <text:list text:style-name="L2">
        <text:list-item>
          <text:p text:style-name="P17"><text:a xlink:type="simple" xlink:href="https://www.canadiantire.ca/en/pdp/mk-12-volt-9ah-sla-battery-f2-terminal-0102072p.html" text:style-name="Internet_20_link" text:visited-style-name="Visited_20_Internet_20_Link"><text:span text:style-name="T2">$50 - 12V SLA battery, ~9Ah</text:span></text:a></text:p>
        </text:list-item>
        <text:list-item>
          <text:p text:style-name="P18"><text:a xlink:type="simple" xlink:href="https://www.aliexpress.com/item/1005006245122273.html?algo_exp_id=0878fc70-7720-4cdc-9ceb-2fc37e25000b-5&amp;pdp_ext_f=%7B%22order%22%3A%22418%22%2C%22eval%22%3A%221%22%7D&amp;pdp_npi=4%40dis!CAD!10.33!3.30!!!52.13!16.68!%402103244617438966069785350e1a3b!12000036448444700!sea!CA!1893346534!X&amp;curPageLogUid=wkvjkw5B47Yp&amp;utparam-url=scene%3Asearch%7Cquery_from%3A" text:style-name="Internet_20_link" text:visited-style-name="Visited_20_Internet_20_Link"><text:soft-page-break/>$3.50 – Buck Converter</text:a></text:p>
        </text:list-item>
      </text:list>
      <text:p text:style-name="P1"/>
      <text:p text:style-name="P1">---------------------------------------------------------------------</text:p>
      <text:p text:style-name="P1"/>
      <text:p text:style-name="P1"><text:s text:c="8"/>DRIVE TRAIN:</text:p>
      <text:p text:style-name="P4">4mm shaft, Corrosion-resistance for submerged parts</text:p>
      <text:p text:style-name="P1">- - - - - - - - - - - - - - - - - - - - - - - - - - - - - - - - - - -</text:p>
      <text:list text:style-name="L3">
        <text:list-item>
          <text:p text:style-name="P13"><text:a xlink:type="simple" xlink:href="https://www.aliexpress.com/item/1005001538408571.html?algo_exp_id=9769aace-deb8-4a77-adb2-33b1a7cded80-0&amp;pdp_ext_f=%7B%22order%22%3A%22115%22%2C%22eval%22%3A%221%22%7D&amp;pdp_npi=4%40dis!CAD!3.70!1.45!!!2.53!0.99!%402101ef7017415071275468146e30dd!12000016510356162!sea!CA!0!ABX&amp;curPageLogUid=9qJ2YGt4stqE&amp;utparam-url=scene%3Asearch%7Cquery_from%3A" text:style-name="Internet_20_link" text:visited-style-name="Visited_20_Internet_20_Link">$2 - linear commutator, 4<text:span text:style-name="T29">mm</text:span>x4<text:span text:style-name="T29">mm</text:span> Blue</text:a></text:p>
        </text:list-item>
        <text:list-item>
          <text:p text:style-name="P19"><text:a xlink:type="simple" xlink:href="https://www.aliexpress.com/item/1005006293171727.html?algo_exp_id=e8aecfbd-e0db-46d6-a6f6-bea81419f96e-0&amp;pdp_ext_f=%7B%22order%22%3A%224040%22%2C%22eval%22%3A%221%22%7D&amp;pdp_npi=4@dis!CAD!10.77!1.46!!!7.29!0.98!@2103205117420890745668033e8929!12000036638889805!sea!CA!0!ABX&amp;curPageLogUid=8avkDQak2vFf&amp;utparam-url=scene%3Asearch%7Cquery_from%3A" text:style-name="Internet_20_link" text:visited-style-name="Visited_20_Internet_20_Link"><text:span text:style-name="T1">$2 - 4mm stainless steel </text:span><text:span text:style-name="T25">r</text:span><text:span text:style-name="T26">od</text:span><text:span text:style-name="T1">, </text:span><text:span text:style-name="T29">500mm </text:span><text:span text:style-name="T1">length</text:span></text:a></text:p>
        </text:list-item>
        <text:list-item>
          <text:p text:style-name="P19"><text:a xlink:type="simple" xlink:href="https://www.aliexpress.com/item/1005005934414878.html?algo_exp_id=79bf3509-1048-4bd4-b1d0-30ef501cba86-9&amp;pdp_ext_f=%7B%22order%22%3A%22330%22%2C%22eval%22%3A%221%22%7D&amp;pdp_npi=4@dis!CAD!7.71!1.46!!!37.85!7.17!@2101c72a17420893074997079e2b9b!12000034915883962!sea!CA!0!ABX&amp;curPageLogUid=6qGLdIbErXKA&amp;utparam-url=scene%3Asearch%7Cquery_from%3A" text:style-name="Internet_20_link" text:visited-style-name="Visited_20_Internet_20_Link"><text:span text:style-name="T1">$2 each - </text:span><text:span text:style-name="T28">~90mm </text:span><text:span text:style-name="T1">Driveshaft, </text:span><text:span text:style-name="T28">4</text:span><text:span text:style-name="T1">mm - 4mm</text:span></text:a><text:span text:style-name="T1"> </text:span><text:span text:style-name="T16">(40-55; 50-65; 59-80; 75-105mm, </text:span><text:span text:style-name="T8">longer better)</text:span></text:p>
        </text:list-item>
        <text:list-item>
          <text:p text:style-name="P29"><text:a xlink:type="simple" xlink:href="https://www.aliexpress.com/item/4000317388638.html?algo_exp_id=b8becca3-9050-4cf6-a85e-04162b5b0740-9&amp;pdp_ext_f=%7B%22order%22%3A%22319%22%2C%22eval%22%3A%221%22%7D&amp;pdp_npi=4%40dis!CAD!5.04!3.63!!!3.54!2.55!%402101e07217445153255542405e26d5!10000001303220711!sea!CA!1893346534!X&amp;curPageLogUid=JapRKJWemv6P&amp;utparam-url=scene%3Asearch%7Cquery_from%3A#nav-specification" text:style-name="Internet_20_link" text:visited-style-name="Visited_20_Internet_20_Link">$9 – Stainless Steel tube with grease nozzle, <text:span text:style-name="T24">B</text:span><text:span text:style-name="T22">, </text:span>35<text:span text:style-name="T22">cm</text:span></text:a></text:p>
          <text:list>
            <text:list-item>
              <text:p text:style-name="P30">Thread type at end is not specified, but it comes with drive dog. Can cut a slot in propeller if needed.</text:p>
            </text:list-item>
          </text:list>
        </text:list-item>
      </text:list>
      <text:p text:style-name="P1">---------------------------------------------------------------------</text:p>
      <text:p text:style-name="P1"/>
      <text:p text:style-name="P1"><text:s text:c="8"/>PROPELLER:</text:p>
      <text:p text:style-name="P4">4mm Shaft</text:p>
      <text:p text:style-name="P1">- - - - - - - - - - - - - - - - - - - - - - - - - - - - - - - - - - -</text:p>
      <text:list text:style-name="L4">
        <text:list-item>
          <text:p text:style-name="P14"><text:a xlink:type="simple" xlink:href="https://www.aliexpress.com/item/1005007370772048.html?pvid=450ecba9-c682-45e8-91d3-c7c8c6ce39c5&amp;_t=gps-id%3ApcDetailTopMoreOtherSeller%2Cscm-url%3A1007.40050.354490.0%2Cpvid%3A450ecba9-c682-45e8-91d3-c7c8c6ce39c5%2Ctpp_buckets%3A668%232846%238107%231934&amp;pdp_ext_f=%7B%22order%22%3A%2234%22%2C%22eval%22%3A%221%22%2C%22sceneId%22%3A%2230050%22%7D&amp;pdp_npi=4%40dis!CAD!11.48!10.68!!!56.66!52.71!%40!12000040465555682!rec!CA!!ABXZ&amp;utparam-url=scene%3ApcDetailTopMoreOtherSeller%7Cquery_from%3A" text:style-name="Internet_20_link" text:visited-style-name="Visited_20_Internet_20_Link">$13 - Copper 5-blade propeller, Positive 33mm</text:a> <text:span text:style-name="T21">(</text:span><text:span text:style-name="T23">5M threads)</text:span></text:p>
        </text:list-item>
      </text:list>
      <text:p text:style-name="P20"/>
      <text:p text:style-name="P1"/>
      <text:p text:style-name="P2">---------------------------------------------------------------------</text:p>
      <text:p text:style-name="P2"/>
      <text:p text:style-name="P2"><text:s/><text:tab/><text:span text:style-name="T5">BODY</text:span>:</text:p>
      <text:p text:style-name="P2"/>
      <text:p text:style-name="P15">- - - - - - - - - - - - - - - - - - - - - - - - - - - - - - - - - - -</text:p>
      <text:list text:style-name="L6">
        <text:list-item>
          <text:p text:style-name="P21"><text:a xlink:type="simple" xlink:href="https://www.homedepot.ca/product/polymershapes-48-in-x-96-in-x-6-mm-bronze-multiwall-polycarbonate-sheet/1001706831" text:style-name="Internet_20_link" text:visited-style-name="Visited_20_Internet_20_Link"><text:span text:style-name="T6">$7/sq.ft - plexiglass</text:span></text:a></text:p>
        </text:list-item>
      </text:list>
      <text:list text:style-name="L7">
        <text:list-item>
          <text:p text:style-name="P22"><text:a xlink:type="simple" xlink:href="https://www.homedepot.ca/product/polymershapes-24-in-x-48-in-x-0-060-in-black-abs-sheet/1001867353" text:style-name="Internet_20_link" text:visited-style-name="Visited_20_Internet_20_Link"><text:span text:style-name="T6">$35 - 24"x48" - ABS Sheet</text:span></text:a></text:p>
        </text:list-item>
        <text:list-item>
          <text:p text:style-name="P23"><text:a xlink:type="simple" xlink:href="https://www.homedepot.ca/product/palruf-26-in-x-8-ft-corrugated-pvc-roof-panel-in-white/1000412023" text:style-name="Internet_20_link" text:visited-style-name="Visited_20_Internet_20_Link">$28 – 26” x 8’ Corrugated PVC</text:a></text:p>
        </text:list-item>
        <text:list-item>
          <text:p text:style-name="P28"><text:a xlink:type="simple" xlink:href="https://www.aliexpress.com/item/1005007530075002.html?algo_exp_id=70a53fcf-2c35-4b6c-9e3c-c41b12d5920e-0&amp;pdp_ext_f=%7B%22order%22%3A%223296%22%2C%22eval%22%3A%221%22%7D&amp;pdp_npi=4%40dis!CAD!4.05!4.05!!!20.81!20.81!%402103246617445137979551113edd89!12000041172982878!sea!CA!1893346534!X&amp;curPageLogUid=lRKEwVSZwW3I&amp;utparam-url=scene%3Asearch%7Cquery_from%3A" text:style-name="Internet_20_link" text:visited-style-name="Visited_20_Internet_20_Link">~$2 each – Worm Gear Hose Clamp</text:a></text:p>
        </text:list-item>
      </text:list>
      <text:p text:style-name="P31"/>
      <text:p text:style-name="P16">---------------------------------------------------------------------</text:p>
      <text:p text:style-name="P16"/>
      <text:p text:style-name="P16"><text:s/><text:tab/><text:span text:style-name="T30">RUDDER ASSEMBLY</text:span>:</text:p>
      <text:p text:style-name="P16"/>
      <text:p text:style-name="P16">- - - - - - - - - - - - - - - - - - - - - - - - - - - - - - - - - - -</text:p>
      <text:list text:continue-numbering="true" text:style-name="L7">
        <text:list-item>
          <text:p text:style-name="P32"><text:a xlink:type="simple" xlink:href="https://www.aliexpress.com/item/1005008797852984.html?algo_exp_id=1ed7c184-ab22-4af9-9283-5ee9e881b441-23&amp;pdp_ext_f=%7B%22order%22%3A%22-1%22%2C%22eval%22%3A%221%22%7D&amp;pdp_npi=4%40dis!CAD!16.98!15.28!!!87.21!78.48!%402103205117445179669911937e8a20!12000046705930748!sea!CA!1893346534!X&amp;curPageLogUid=JhiGpLbXGN5u&amp;utparam-url=scene%3Asearch%7Cquery_from%3A" text:style-name="Internet_20_link" text:visited-style-name="Visited_20_Internet_20_Link">$16 - Rudder Assembly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15:33:46.559116756</meta:creation-date>
    <dc:date>2025-04-24T09:02:32.456599307</dc:date>
    <meta:editing-duration>P11DT13H49M9S</meta:editing-duration>
    <meta:editing-cycles>42</meta:editing-cycles>
    <meta:generator>LibreOffice/24.2.7.2$Linux_X86_64 LibreOffice_project/420$Build-2</meta:generator>
    <meta:document-statistic meta:table-count="0" meta:image-count="0" meta:object-count="0" meta:page-count="2" meta:paragraph-count="66" meta:word-count="508" meta:character-count="2490" meta:non-whitespace-character-count="1988"/>
  </office:meta>
</office:document-meta>
</file>